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Courier, monospace"/>
    <style:font-face style:name="Noto Sans" svg:font-family="'Noto Sans', Verdana, sans-serif"/>
    <style:font-face style:name="apple-system" svg:font-family="apple-system, BlinkMacSystemFont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1c1b94"/>
    </style:style>
    <style:style style:name="P2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officeooo:paragraph-rsid="001c1b94"/>
    </style:style>
    <style:style style:name="P3" style:family="paragraph" style:parent-style-name="Heading_20_2">
      <style:paragraph-properties fo:margin-left="0cm" fo:margin-right="0cm" fo:margin-top="0cm" fo:margin-bottom="0cm" loext:contextual-spacing="false" fo:text-indent="0cm" style:auto-text-indent="false"/>
      <style:text-properties officeooo:paragraph-rsid="002c0027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01c1b94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c1b94"/>
    </style:style>
    <style:style style:name="P6" style:family="paragraph" style:parent-style-name="Preformatted_20_Text">
      <style:paragraph-properties fo:margin-left="0cm" fo:margin-right="0cm" fo:orphans="2" fo:widows="2" fo:text-indent="0cm" style:auto-text-indent="false"/>
    </style:style>
    <style:style style:name="P7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28623b"/>
    </style:style>
    <style:style style:name="P8" style:family="paragraph" style:parent-style-name="Preformatted_20_Text">
      <style:paragraph-properties fo:margin-left="0cm" fo:margin-right="0cm" fo:orphans="2" fo:widows="2" fo:text-indent="0cm" style:auto-text-indent="false"/>
      <style:text-properties officeooo:paragraph-rsid="002f3d0c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8623b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2aadb8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40bbb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8813e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14295e" style:font-name="Noto Sans" fo:font-size="7.80000019073486pt" fo:letter-spacing="normal" fo:font-style="normal" fo:font-weight="normal" officeooo:paragraph-rsid="0038813e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3d266f"/>
    </style:style>
    <style:style style:name="T1" style:family="text">
      <style:text-properties fo:font-variant="normal" fo:text-transform="none" fo:color="#000000" style:font-name="Noto Sans" fo:font-size="7.80000019073486pt" fo:letter-spacing="normal" fo:font-style="normal" fo:font-weight="normal" officeooo:rsid="002c0027" fo:background-color="transparent" loext:char-shading-value="0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fo:color="#000000" style:font-name="Menlo" fo:font-size="7.80000019073486pt" fo:letter-spacing="normal" fo:font-style="normal" fo:font-weight="normal" officeooo:rsid="002f3d0c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" style:family="text">
      <style:text-properties fo:font-variant="normal" fo:text-transform="none" fo:color="#14295e" style:font-name="Noto Sans" fo:font-size="7.80000019073486pt" fo:letter-spacing="normal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14295e" style:font-name="Noto Sans" fo:font-size="7.80000019073486pt" fo:letter-spacing="normal" fo:font-style="normal" fo:font-weight="normal" style:font-name-asian="Noto Sans Mono CJK SC" style:font-size-asian="10pt" style:font-name-complex="Liberation Mono" style:font-size-complex="10pt"/>
    </style:style>
    <style:style style:name="T5" style:family="text">
      <style:text-properties fo:font-variant="normal" fo:text-transform="none" fo:color="#14295e" style:font-name="Noto Sans" fo:font-size="7.80000019073486pt" fo:letter-spacing="normal" fo:font-style="normal" fo:font-weight="normal" style:font-name-asian="Noto Sans Mono CJK SC" style:font-size-asian="10pt" style:font-weight-asian="bold" style:font-name-complex="Liberation Mono" style:font-size-complex="10pt" style:font-weight-complex="bold"/>
    </style:style>
    <style:style style:name="T6" style:family="text">
      <style:text-properties fo:font-variant="normal" fo:text-transform="none" fo:color="#14295e" style:font-name="Noto Sans" fo:font-size="7.80000019073486pt" fo:letter-spacing="normal" fo:font-style="normal" fo:font-weight="normal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7" style:family="text">
      <style:text-properties fo:font-variant="normal" fo:text-transform="none" fo:color="#14295e" style:font-name="Noto Sans" fo:font-size="7.80000019073486pt" fo:letter-spacing="normal" fo:font-style="normal" fo:font-weight="normal" officeooo:rsid="002c0027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8" style:family="text">
      <style:text-properties fo:font-variant="normal" fo:text-transform="none" fo:color="#14295e" style:font-name="Noto Sans" fo:font-size="7.80000019073486pt" fo:letter-spacing="normal" fo:font-style="normal" fo:font-weight="normal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loext:padding="0cm" loext:border="none"/>
    </style:style>
    <style:style style:name="T9" style:family="text">
      <style:text-properties fo:font-variant="normal" fo:text-transform="none" fo:color="#14295e" style:font-name="Noto Sans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0" style:family="text">
      <style:text-properties fo:font-variant="normal" fo:text-transform="none" fo:color="#14295e" style:font-name="Noto Sans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11" style:family="text">
      <style:text-properties fo:font-variant="normal" fo:text-transform="none" fo:color="#14295e" style:font-name="Noto Sans" fo:font-size="7.80000019073486pt" fo:letter-spacing="normal" fo:font-style="normal" fo:font-weight="bold" officeooo:rsid="002698c7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12" style:family="text">
      <style:text-properties fo:font-variant="normal" fo:text-transform="none" fo:color="#14295e" style:font-name="Noto Sans" fo:font-size="7.80000019073486pt" fo:letter-spacing="normal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13" style:family="text">
      <style:text-properties fo:font-variant="normal" fo:text-transform="none" fo:color="#14295e" style:font-name="Noto Sans" fo:font-size="7.80000019073486pt" fo:letter-spacing="normal" fo:font-weight="bold" officeooo:rsid="002698c7" style:font-name-asian="Noto Sans Mono CJK SC" style:font-size-asian="10pt" style:font-weight-asian="bold" style:font-name-complex="Liberation Mono" style:font-size-complex="10pt" style:font-weight-complex="bold"/>
    </style:style>
    <style:style style:name="T14" style:family="text">
      <style:text-properties fo:font-variant="normal" fo:text-transform="none" fo:color="#14295e" style:font-name="Noto Sans" fo:font-size="7.80000019073486pt" fo:letter-spacing="normal" fo:font-weight="normal" style:font-name-asian="Noto Sans Mono CJK SC" style:font-size-asian="10pt" style:font-weight-asian="bold" style:font-name-complex="Liberation Mono" style:font-size-complex="10pt" style:font-weight-complex="bold"/>
    </style:style>
    <style:style style:name="T15" style:family="text">
      <style:text-properties fo:font-variant="normal" fo:text-transform="none" fo:color="#14295e" style:font-name="Noto Sans" fo:font-size="7.80000019073486pt" fo:letter-spacing="normal" fo:font-weight="normal" fo:background-color="#ffff00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6" style:family="text">
      <style:text-properties fo:font-variant="normal" fo:text-transform="none" fo:color="#14295e" style:font-name="Noto Sans" fo:font-size="9pt" fo:letter-spacing="normal" fo:font-style="normal" fo:font-weight="normal" fo:background-color="#ffff00" loext:char-shading-value="0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14295e" style:font-name="Noto Sans" fo:font-size="9pt" fo:letter-spacing="normal" fo:font-style="normal" fo:font-weight="normal" fo:background-color="#ffff00" loext:char-shading-value="0" style:font-name-asian="Noto Serif CJK SC" style:font-size-asian="18pt" style:font-style-asian="normal" style:font-weight-asian="normal" style:font-name-complex="Lohit Devanagari" style:font-size-complex="18pt" style:font-style-complex="normal" style:font-weight-complex="normal"/>
    </style:style>
    <style:style style:name="T18" style:family="text">
      <style:text-properties fo:font-variant="normal" fo:text-transform="none" style:font-name="Noto Sans" fo:font-size="7.80000019073486pt" fo:letter-spacing="normal" fo:font-style="normal" fo:font-weight="bold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19" style:family="text">
      <style:text-properties fo:font-variant="normal" fo:text-transform="none" style:font-name="Noto Sans" fo:font-size="7.80000019073486pt" fo:letter-spacing="normal" fo:font-style="normal" fo:font-weight="bold" officeooo:rsid="003d266f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20" style:family="text">
      <style:text-properties fo:font-variant="normal" fo:text-transform="none" fo:color="#c9211e" style:font-name="Noto Sans" fo:font-size="7.80000019073486pt" fo:letter-spacing="normal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variant="normal" fo:text-transform="none" fo:color="#c9211e" style:font-name="Noto Sans" fo:font-size="7.80000019073486pt" fo:letter-spacing="normal" fo:font-style="italic" fo:font-weight="bold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22" style:family="text">
      <style:text-properties fo:font-variant="normal" fo:text-transform="none" fo:color="#c9211e" style:font-name="Noto Sans" fo:font-size="7.80000019073486pt" fo:letter-spacing="normal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23" style:family="text">
      <style:text-properties fo:font-variant="normal" fo:text-transform="none" fo:color="#c9211e" style:font-name="Noto Sans" fo:font-size="7.80000019073486pt" fo:letter-spacing="normal" fo:font-weight="bold" officeooo:rsid="002698c7" style:font-name-asian="Noto Sans Mono CJK SC" style:font-size-asian="10pt" style:font-weight-asian="bold" style:font-name-complex="Liberation Mono" style:font-size-complex="10pt" style:font-weight-complex="bold"/>
    </style:style>
    <style:style style:name="T24" style:family="text">
      <style:text-properties fo:font-variant="normal" fo:text-transform="none" fo:color="#c9211e" style:font-name="Noto Sans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25" style:family="text">
      <style:text-properties fo:font-variant="normal" fo:text-transform="none" fo:color="#c9211e" style:font-name="Noto Sans" fo:font-size="7.80000019073486pt" fo:letter-spacing="normal" fo:font-style="normal" fo:font-weight="bold" officeooo:rsid="003d266f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26" style:family="text">
      <style:text-properties fo:font-variant="normal" fo:text-transform="none" fo:color="#c9211e" style:font-name="Noto Sans" fo:font-size="7.80000019073486pt" fo:letter-spacing="normal" fo:font-style="normal" fo:font-weight="bold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27" style:family="text">
      <style:text-properties fo:font-variant="normal" fo:text-transform="none" fo:color="#c9211e" style:font-name="Noto Sans" fo:font-size="7.80000019073486pt" fo:letter-spacing="normal" fo:font-style="normal" fo:font-weight="bold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28" style:family="text">
      <style:text-properties fo:font-variant="normal" fo:text-transform="none" fo:color="#c9211e" style:font-name="Noto Sans" fo:font-size="7.80000019073486pt" fo:letter-spacing="normal" fo:font-style="normal" fo:font-weight="bold" officeooo:rsid="003d266f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29" style:family="text">
      <style:text-properties fo:font-variant="normal" fo:text-transform="none" fo:color="#c9211e" style:font-name="Noto Sans" fo:font-size="7.80000019073486pt" fo:letter-spacing="normal" fo:font-style="normal" fo:font-weight="bold" officeooo:rsid="003d266f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30" style:family="text">
      <style:text-properties fo:font-variant="normal" fo:text-transform="none" fo:color="#c9211e" style:font-name="Noto Sans" fo:letter-spacing="normal" fo:font-style="normal" fo:font-weight="bold" fo:background-color="#ffff00" loext:char-shading-value="0" style:font-name-asian="Noto Sans Mono CJK SC" style:font-style-asian="normal" style:font-weight-asian="bold" style:font-name-complex="Liberation Mono" style:font-style-complex="normal" style:font-weight-complex="bold" loext:padding="0cm" loext:border="none"/>
    </style:style>
    <style:style style:name="T31" style:family="text">
      <style:text-properties fo:font-variant="normal" fo:text-transform="none" fo:color="#c9211e" style:font-name="Noto Sans" fo:letter-spacing="normal" fo:font-style="normal" fo:font-weight="bold" officeooo:rsid="003d266f" fo:background-color="#ffff00" loext:char-shading-value="0" style:font-name-asian="Noto Sans Mono CJK SC" style:font-style-asian="normal" style:font-weight-asian="bold" style:font-name-complex="Liberation Mono" style:font-style-complex="normal" style:font-weight-complex="bold" loext:padding="0cm" loext:border="none"/>
    </style:style>
    <style:style style:name="T32" style:family="text">
      <style:text-properties fo:font-variant="normal" fo:text-transform="none" fo:color="#c9211e" style:font-name="Noto Sans" fo:font-size="10pt" fo:letter-spacing="normal" fo:font-style="normal" fo:font-weight="bold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33" style:family="text">
      <style:text-properties fo:font-variant="normal" fo:text-transform="none" fo:color="#c9211e" style:font-name="Noto Sans" fo:font-size="10pt" fo:letter-spacing="normal" fo:font-style="normal" fo:font-weight="bold" officeooo:rsid="003d266f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34" style:family="text">
      <style:text-properties fo:font-variant="normal" fo:text-transform="none" fo:color="#c9211e" style:font-name="Menlo" fo:font-size="7.80000019073486pt" fo:letter-spacing="normal" fo:font-style="normal" fo:font-weight="normal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T35" style:family="text">
      <style:text-properties fo:font-variant="normal" fo:text-transform="none" fo:color="#c9211e" style:font-name="Menlo" fo:font-size="7.80000019073486pt" fo:letter-spacing="normal" fo:font-style="normal" fo:font-weight="bold" style:font-size-asian="10pt" style:font-style-asian="normal" style:font-weight-asian="bold" style:font-size-complex="10pt" style:font-style-complex="normal" style:font-weight-complex="bold" loext:padding="0cm" loext:border="none"/>
    </style:style>
    <style:style style:name="T36" style:family="text">
      <style:text-properties fo:font-variant="normal" fo:text-transform="none" fo:color="#c9211e" style:font-name="Menlo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37" style:family="text">
      <style:text-properties fo:font-variant="normal" fo:text-transform="none" fo:color="#c9211e" style:font-name="Menlo" fo:font-size="7.80000019073486pt" fo:letter-spacing="normal" fo:font-style="normal" fo:font-weight="bold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38" style:family="text">
      <style:text-properties fo:font-variant="normal" fo:text-transform="none" fo:color="#c9211e" style:font-name="Menlo" fo:font-size="7.80000019073486pt" fo:letter-spacing="normal" fo:font-style="normal" fo:font-weight="bold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39" style:family="text">
      <style:text-properties fo:font-variant="normal" fo:text-transform="none" fo:color="#c9211e" style:font-name="Menlo" fo:font-size="7.80000019073486pt" fo:letter-spacing="normal" fo:font-style="italic" fo:font-weight="bold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40" style:family="text">
      <style:text-properties fo:font-variant="normal" fo:text-transform="none" fo:color="#c9211e" style:font-name="Menlo" fo:font-size="7.80000019073486pt" fo:letter-spacing="normal" fo:font-style="italic" fo:font-weight="bold" officeooo:rsid="002698c7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41" style:family="text">
      <style:text-properties fo:font-variant="normal" fo:text-transform="none" fo:color="#c9211e" style:font-name="Menlo" fo:font-size="7.80000019073486pt" fo:letter-spacing="normal" fo:font-style="italic" fo:font-weight="bold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42" style:family="text">
      <style:text-properties fo:font-variant="normal" fo:text-transform="none" fo:color="#c9211e" style:font-name="Menlo" fo:font-size="7.80000019073486pt" fo:letter-spacing="normal" fo:font-style="italic" fo:font-weight="bold" officeooo:rsid="00324446" style:font-name-asian="Noto Sans Mono CJK SC" style:font-size-asian="10pt" style:font-style-asian="italic" style:font-weight-asian="bold" style:font-name-complex="Liberation Mono" style:font-size-complex="10pt" style:font-style-complex="italic" style:font-weight-complex="bold" loext:padding="0cm" loext:border="none"/>
    </style:style>
    <style:style style:name="T43" style:family="text">
      <style:text-properties fo:font-variant="normal" fo:text-transform="none" fo:color="#c9211e" style:font-name="Menlo" fo:font-size="7.80000019073486pt" fo:letter-spacing="normal" fo:font-style="italic" fo:font-weight="bold" fo:background-color="#ffff00" loext:char-shading-value="0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44" style:family="text">
      <style:text-properties fo:font-variant="normal" fo:text-transform="none" fo:color="#c9211e" style:font-name="Menlo" fo:font-size="7.80000019073486pt" fo:letter-spacing="normal" fo:font-style="italic" fo:font-weight="bold" fo:background-color="#ffff00" loext:char-shading-value="0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45" style:family="text">
      <style:text-properties fo:font-variant="normal" fo:text-transform="none" fo:color="#c9211e" style:font-name="Menlo" fo:letter-spacing="normal" fo:font-style="normal" fo:font-weight="bold" fo:background-color="#ffff00" loext:char-shading-value="0" style:font-name-asian="Noto Sans Mono CJK SC" style:font-style-asian="normal" style:font-weight-asian="bold" style:font-name-complex="Liberation Mono" style:font-style-complex="normal" style:font-weight-complex="bold" loext:padding="0cm" loext:border="none"/>
    </style:style>
    <style:style style:name="T46" style:family="text">
      <style:text-properties fo:font-variant="normal" fo:text-transform="none" fo:color="#c9211e" style:font-name="Menlo" fo:letter-spacing="normal" fo:font-style="italic" fo:font-weight="bold" fo:background-color="#ffff00" loext:char-shading-value="0" style:font-style-asian="italic" style:font-weight-asian="bold" style:font-style-complex="italic" style:font-weight-complex="bold" loext:padding="0cm" loext:border="none"/>
    </style:style>
    <style:style style:name="T47" style:family="text">
      <style:text-properties fo:font-variant="normal" fo:text-transform="none" fo:color="#c9211e" style:font-name="Menlo" fo:font-size="10pt" fo:letter-spacing="normal" fo:font-style="normal" fo:font-weight="bold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48" style:family="text">
      <style:text-properties fo:font-variant="normal" fo:text-transform="none" fo:color="#c9211e" style:font-name="Menlo" fo:font-size="10pt" fo:letter-spacing="normal" fo:font-style="italic" fo:font-weight="bold" fo:background-color="#ffff00" loext:char-shading-value="0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49" style:family="text">
      <style:text-properties fo:font-variant="normal" fo:text-transform="none" style:font-name="Menlo" fo:font-size="7.80000019073486pt" fo:letter-spacing="normal" fo:font-style="italic" fo:font-weight="bold" fo:background-color="#ffff00" loext:char-shading-value="0" style:font-size-asian="10pt" style:font-style-asian="italic" style:font-weight-asian="bold" style:font-size-complex="10pt" style:font-style-complex="italic" style:font-weight-complex="bold" loext:padding="0cm" loext:border="none"/>
    </style:style>
    <style:style style:name="T50" style:family="text">
      <style:text-properties fo:font-variant="normal" fo:text-transform="none" style:font-name="Menlo" fo:font-size="7.80000019073486pt" fo:letter-spacing="normal" fo:font-style="normal" fo:font-weight="bold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51" style:family="text">
      <style:text-properties fo:font-variant="normal" fo:text-transform="none" fo:color="#00a933" style:font-name="Noto Sans" fo:font-size="7.80000019073486pt" fo:letter-spacing="normal" fo:font-style="normal" fo:font-weight="normal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52" style:family="text">
      <style:text-properties fo:font-variant="normal" fo:text-transform="none" fo:color="#00a933" style:font-name="Noto Sans" fo:font-size="7.80000019073486pt" fo:letter-spacing="normal" fo:font-style="normal" fo:font-weight="normal" officeooo:rsid="003bb0b2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53" style:family="text">
      <style:text-properties fo:font-variant="normal" fo:text-transform="none" fo:color="#008000" style:font-name="Noto Sans" fo:font-size="7.80000019073486pt" fo:letter-spacing="normal" fo:font-style="normal" fo:font-weight="bold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54" style:family="text">
      <style:text-properties fo:font-variant="normal" fo:text-transform="none" fo:color="#008000" style:font-name="Noto Sans" fo:font-size="7.80000019073486pt" fo:letter-spacing="normal" fo:font-style="normal" fo:font-weight="bold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55" style:family="text">
      <style:text-properties fo:font-variant="normal" fo:text-transform="none" fo:color="#008000" style:font-name="Noto Sans" fo:font-size="7.80000019073486pt" fo:letter-spacing="normal" fo:font-style="normal" fo:font-weight="bold" fo:background-color="#ffff00" loext:char-shading-value="0" style:font-name-asian="Noto Sans Mono CJK SC" style:font-size-asian="10pt" style:font-style-asian="normal" style:font-weight-asian="bold" style:font-name-complex="Liberation Mono" style:font-size-complex="10pt" style:font-style-complex="normal" style:font-weight-complex="bold" loext:padding="0cm" loext:border="none"/>
    </style:style>
    <style:style style:name="T56" style:family="text">
      <style:text-properties fo:color="#c9211e" style:font-name="Noto Sans" fo:font-size="7.80000019073486pt" fo:letter-spacing="normal" fo:font-weight="bold" style:font-weight-asian="bold" style:font-weight-complex="bold"/>
    </style:style>
    <style:style style:name="T57" style:family="text">
      <style:text-properties fo:color="#c9211e" style:font-name="Noto Sans" fo:font-size="7.80000019073486pt" fo:letter-spacing="normal" fo:font-weight="bold" officeooo:rsid="002698c7" style:font-weight-asian="bold" style:font-weight-complex="bold"/>
    </style:style>
    <style:style style:name="T58" style:family="text">
      <style:text-properties fo:color="#c9211e" style:font-name="Noto Sans" fo:font-size="7.80000019073486pt" fo:letter-spacing="normal" fo:font-style="italic" fo:font-weight="bold" officeooo:rsid="002698c7" style:font-name-asian="Noto Sans Mono CJK SC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59" style:family="text">
      <style:text-properties officeooo:rsid="003d26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span text:style-name="Emphasis"><text:span text:style-name="T17">Запуск контейнера PostgreSQL в Docker</text:span></text:span></text:h>
      <text:p text:style-name="P1"><text:span text:style-name="Emphasis"><text:span text:style-name="T56">docker search postgres</text:span></text:span></text:p>
      <text:p text:style-name="P1"><text:span text:style-name="Emphasis"><text:span text:style-name="T56">docker pull postgres</text:span></text:span></text:p>
      <text:p text:style-name="P1"><text:span text:style-name="Emphasis"><text:span text:style-name="T56">docker run --name </text:span></text:span><text:span text:style-name="Emphasis"><text:span text:style-name="T57">a</text:span></text:span><text:span text:style-name="Emphasis"><text:span text:style-name="T58">rchiv</text:span></text:span><text:span text:style-name="Emphasis"><text:span text:style-name="T56">_postgres -e POSTGRES_PASSWORD=</text:span></text:span><text:span text:style-name="Emphasis"><text:span text:style-name="T58">123</text:span></text:span><text:span text:style-name="Emphasis"><text:span text:style-name="T56"> -d postgres</text:span></text:span></text:p>
      <text:p text:style-name="P1"><text:span text:style-name="Emphasis"><text:span text:style-name="T56"/></text:span></text:p>
      <text:p text:style-name="P1"><text:span text:style-name="Emphasis"><text:span text:style-name="T3">аргумент «-d» означает, что контейнер будет запущен в фоновом режиме</text:span></text:span></text:p>
      <text:p text:style-name="P4"><text:span text:style-name="Emphasis"><text:span text:style-name="T3">Если вы хотите подключиться к PostgreSQL внутри контейнера с помощью клиента, например, «psql», можете выполнить следующую команду:</text:span></text:span></text:p>
      <text:p text:style-name="P10"><text:span text:style-name="Emphasis"><text:span text:style-name="T22">docker exec -it </text:span></text:span><text:span text:style-name="Emphasis"><text:span text:style-name="T23">archiv</text:span></text:span><text:span text:style-name="Emphasis"><text:span text:style-name="T22">_postgres psql -U postgres</text:span></text:span></text:p>
      <text:p text:style-name="P8"><text:span text:style-name="Emphasis"><text:span text:style-name="T21">docker exec -it </text:span></text:span><text:span text:style-name="Emphasis"><text:span text:style-name="T40">archiv</text:span></text:span><text:span text:style-name="Emphasis"><text:span text:style-name="T21">_postgres </text:span></text:span><text:span text:style-name="Emphasis"><text:span text:style-name="Source_20_Text"><text:span text:style-name="T39">psql --username=postgres –dbname=postgres <text:s text:c="5"/></text:span></text:span></text:span><text:span text:style-name="Emphasis"><text:span text:style-name="Source_20_Text"><text:span text:style-name="T34"><text:s/></text:span></text:span></text:span><text:span text:style-name="Emphasis"><text:span text:style-name="Source_20_Text"><text:span text:style-name="T2">или</text:span></text:span></text:span></text:p>
      <text:p text:style-name="P8"><text:span text:style-name="Emphasis"><text:span text:style-name="T41">docker exec -it </text:span></text:span><text:span text:style-name="Emphasis"><text:span text:style-name="T40">archiv</text:span></text:span><text:span text:style-name="Emphasis"><text:span text:style-name="T41">_postgres </text:span></text:span><text:span text:style-name="Source_20_Text"><text:span text:style-name="T39">psql -U postgres -d postgres</text:span></text:span></text:p>
      <text:p text:style-name="P8"><text:span text:style-name="Source_20_Text"><text:span text:style-name="T39"/></text:span></text:p>
      <text:p text:style-name="P8"><text:span text:style-name="Emphasis"><text:span text:style-name="T8">И тут мы сталкиваемся с первой проблемой: что вернёт нам запрос select version();, выполненный в консоли? Мы не указали явным образом версию БД, которую хотим использовать. Давайте это исправим:</text:span></text:span></text:p>
      <text:p text:style-name="P7"><text:span text:style-name="Source_20_Text"><text:span text:style-name="T39">docker run --name habr-pg-13.3 -e POSTGRES_PASSWORD=pgpwd4habr -d postgres:13.3</text:span></text:span></text:p>
      <text:p text:style-name="P10"><text:span text:style-name="Emphasis"><text:span text:style-name="T8">Теперь вопросов об используемой версии БД не возникает, но работать с ней по-прежнему не очень удобно. Нам нужно сделать эту БД доступной извне, чтобы к ней могли подключаться приложения и IDE. Для этого нужно выставить наружу порт:</text:span></text:span></text:p>
      <text:p text:style-name="P7"><text:span text:style-name="Source_20_Text"><text:span text:style-name="T39">docker run --name habr-pg-13.3 -p 5432:5432 -e POSTGRES_PASSWORD=pgpwd4habr -d postgres:13.3</text:span></text:span></text:p>
      <text:p text:style-name="P10"><text:span text:style-name="Emphasis"><text:span text:style-name="T8">Отлично! С этого момента к базе данных можно подключиться, например, из IntelliJ IDEA:</text:span></text:span></text:p>
      <text:p text:style-name="P10"><text:span text:style-name="Emphasis"><text:span text:style-name="T8">Сейчас мы используем пользователя и базу данных в контейнере, создаваемых по умолчанию, я же предпочитаю указывать их явно. Финальная версия команды для запуска будет иметь вид:</text:span></text:span></text:p>
      <text:p text:style-name="P7"><text:span text:style-name="Emphasis"><text:span text:style-name="Source_20_Text"><text:span text:style-name="T39">docker run --name habr-pg-13.3 -p 5432:5432 -e POSTGRES_USER=habrpguser -e POSTGRES_PASSWORD=</text:span></text:span></text:span><text:span text:style-name="Source_20_Text"><text:span text:style-name="T42">123</text:span></text:span><text:span text:style-name="Emphasis"><text:span text:style-name="Source_20_Text"><text:span text:style-name="T39"> -e POSTGRES_DB=habrdb -d postgres:13.3</text:span></text:span></text:span></text:p>
      <text:p text:style-name="P12"><text:span text:style-name="Emphasis"><text:span text:style-name="T8">psql можно запустить так: </text:span></text:span></text:p>
      <text:p text:style-name="P12"><text:span text:style-name="Emphasis"><text:span text:style-name="T36">docker exec -it </text:span></text:span><text:span text:style-name="Source_20_Text"><text:span text:style-name="T39">habr-pg-13.3</text:span></text:span><text:span text:style-name="Emphasis"><text:span text:style-name="T36"> </text:span></text:span><text:span text:style-name="Emphasis"><text:span text:style-name="T24">psql -U habrpguser -d habrdb</text:span></text:span></text:p>
      <text:p text:style-name="P11"><text:span text:style-name="Emphasis"><text:span text:style-name="T10">docker stop </text:span></text:span><text:span text:style-name="Emphasis"><text:span text:style-name="T11">archiv</text:span></text:span><text:span text:style-name="Emphasis"><text:span text:style-name="T10">_postgres</text:span></text:span></text:p>
      <text:p text:style-name="P11"><text:span text:style-name="Emphasis"><text:span text:style-name="T12">docker rm -f </text:span></text:span><text:span text:style-name="Emphasis"><text:span text:style-name="T13">archiv</text:span></text:span><text:span text:style-name="Emphasis"><text:span text:style-name="T12">_postgres</text:span></text:span></text:p>
      <text:p text:style-name="P11"><text:span text:style-name="Emphasis"><text:span text:style-name="Strong_20_Emphasis"><text:span text:style-name="T4">Важно!</text:span></text:span></text:span><text:span text:style-name="Emphasis"><text:span text:style-name="T14"> </text:span></text:span><text:span text:style-name="Emphasis"><text:span text:style-name="T5">При удалении контейнера данные внутри него также будут удалены. Если вы хотите сохранить их, настройте тома для хранения этих данных вне контейнера.</text:span></text:span></text:p>
      <text:h text:style-name="P3" text:outline-level="2"><text:span text:style-name="Emphasis"><text:span text:style-name="T15">Запуск PostgreSQL с помо</text:span></text:span><text:span text:style-name="Emphasis"><text:span text:style-name="T16">щью docker-compose</text:span></text:span></text:h>
      <text:h text:style-name="P3" text:outline-level="2"><text:span text:style-name="Emphasis"><text:span text:style-name="T1">1. </text:span></text:span><text:span text:style-name="Emphasis"><text:span text:style-name="T3">Создайте новый файл с именем «docker-compose.yml» и откройте его для редактирования. В этом файле вы определите параметры запуска PostgreSQL.</text:span></text:span></text:h>
      <text:p text:style-name="P5"><text:span text:style-name="Emphasis"><text:span text:style-name="T51">version: "3.3"</text:span></text:span></text:p>
      <text:p text:style-name="P5"><text:span text:style-name="Emphasis"><text:span text:style-name="T51">services:</text:span></text:span></text:p>
      <text:p text:style-name="P5"><text:span text:style-name="Emphasis"><text:span text:style-name="T51"><text:s text:c="2"/>postgres:</text:span></text:span></text:p>
      <text:p text:style-name="P5"><text:span text:style-name="Emphasis"><text:span text:style-name="T51"><text:s text:c="4"/>image: postgres:13.3</text:span></text:span></text:p>
      <text:p text:style-name="P5"><text:span text:style-name="Emphasis"><text:span text:style-name="T51"><text:s text:c="4"/>container_name: <text:s/>habr-pg-13.3</text:span></text:span></text:p>
      <text:p text:style-name="P5"><text:span text:style-name="Emphasis"><text:span text:style-name="T51"><text:s text:c="4"/>environment:</text:span></text:span></text:p>
      <text:p text:style-name="P5"><text:span text:style-name="Emphasis"><text:span text:style-name="T51"><text:s text:c="6"/>POSTGRES_DB: "habrdb"</text:span></text:span></text:p>
      <text:p text:style-name="P5"><text:span text:style-name="Emphasis"><text:span text:style-name="T51"><text:s text:c="6"/>POSTGRES_USER: "habrpguser"</text:span></text:span></text:p>
      <text:p text:style-name="P5"><text:span text:style-name="Emphasis"><text:span text:style-name="T51"><text:s text:c="6"/>POSTGRES_PASSWORD: "pgpwd4habr"</text:span></text:span></text:p>
      <text:p text:style-name="P5"><text:span text:style-name="Emphasis"><text:span text:style-name="T51"><text:s text:c="4"/>#volumes: <text:s text:c="5"/></text:span></text:span><text:span text:style-name="Emphasis"><text:span text:style-name="T52">#Пока не запускается с этим параметром</text:span></text:span></text:p>
      <text:p text:style-name="P5"><text:span text:style-name="Emphasis"><text:span text:style-name="T51"><text:s text:c="4"/>#- postgres_data:/var/lib/postgresql/data</text:span></text:span></text:p>
      <text:p text:style-name="P5"><text:span text:style-name="Emphasis"><text:span text:style-name="T51"><text:s text:c="4"/>ports:</text:span></text:span></text:p>
      <text:p text:style-name="P5"><text:span text:style-name="Emphasis"><text:span text:style-name="T51"><text:s text:c="6"/>- "5432:5432"</text:span></text:span></text:p>
      <text:p text:style-name="P4"><text:span text:style-name="Emphasis"><text:span text:style-name="T7">2. </text:span></text:span><text:span text:style-name="Emphasis"><text:span text:style-name="T6">Откройте командную строку или терминал и перейдите в каталог, где находится ваш файл «docker-compose.yml». Затем выполните следующую команду:</text:span></text:span></text:p>
      <text:p text:style-name="P9"><text:span text:style-name="Emphasis"><text:span text:style-name="T20">docker-compose up -d</text:span></text:span></text:p>
      <text:p text:style-name="P1"><text:span text:style-name="Emphasis"><text:span text:style-name="T6">Команда «docker-compose up -d» загрузит образ PostgreSQL, создаст и запустит контейнер на основе определения из ранее созданного файла, а аргумент «-d» запустит контейнеры в фоновом режиме.</text:span></text:span></text:p>
      <text:p text:style-name="P1"><text:span text:style-name="Emphasis"><text:span text:style-name="T6"/></text:span></text:p>
      <text:p text:style-name="P4"><text:span text:style-name="Emphasis"><text:span text:style-name="T6">Чтобы убедиться, что контейнер с PostgreSQL успешно запущен, выполните команду:</text:span></text:span></text:p>
      <text:p text:style-name="P13"><text:span text:style-name="Emphasis"><text:span text:style-name="T20">docker-compose ps</text:span></text:span></text:p>
      <text:p text:style-name="P14">Если вы захотите отключить данный контейнер, то можете остановить и удалить его командой:</text:p>
      <text:p text:style-name="P9"><text:span text:style-name="Emphasis"><text:span text:style-name="T20">docker-compose down</text:span></text:span></text:p>
      <text:p text:style-name="P9"><text:span text:style-name="Emphasis"><text:span text:style-name="T6">К текущему моменту мы научились запускать в контейнере необходимую нам версию PostgreSQL, переопределять суперпользователя и создавать базу данных с нужным именем.Это хорошо, но чистая база данных вряд ли будет сильно полезна. Для работы/тестов/экспериментов нужно наполнить эту базу таблицами и другими объектами. Разумеется, всё это можно сделать вручную, но, согласитесь, гораздо удобнее, когда сразу после запуска вы автоматически получаете полностью готовую БД.Разработчики официального образа PostgreSQL естественно предусмотрели этот момент и предоставили нам специальную точку входа для инициализации базы данных - </text:span></text:span><text:span text:style-name="Emphasis"><text:span text:style-name="T9">docker-entrypoint-initdb.d</text:span></text:span><text:span text:style-name="Emphasis"><text:span text:style-name="T6">. Любые *.sql или *.sh файлы в этом каталоге будут рассматриваться как скрипты для инициализации БД. Здесь есть несколько нюансов: если БД уже была проинициализирована ранее, то никакие изменения к ней применяться не будут;</text:span></text:span></text:p>
      <text:p text:style-name="P9"><text:span text:style-name="Emphasis"><text:span text:style-name="T6"/></text:span></text:p>
      <text:p text:style-name="P9"><text:span text:style-name="Emphasis"><text:span text:style-name="T6">если в каталоге присутствует несколько файлов, то они будут отсортированы по имени с использованием текущей локали (по умолчанию en_US.utf8).Инициализацию БД можно запустить через однострочник, но в этом случае требуется указывать абсолютный путь до каталога со скриптами:</text:span></text:span></text:p>
      <text:p text:style-name="P6"><text:span text:style-name="Source_20_Text"><text:span text:style-name="T35">docker run --name habr-pg-13.3 -p 5432:5432 -e POSTGRES_USER=habrpguser -e POSTGRES_PASSWORD=pgpwd4habr -e POSTGRES_DB=habrdb -d -v "/absolute/path/to/directory-with-init-scripts":/docker-entrypoint-initdb.d postgres:13.3</text:span></text:span></text:p>
      <text:p text:style-name="P9"><text:span text:style-name="Emphasis"><text:span text:style-name="T6"/></text:span></text:p>
      <text:p text:style-name="P16"><text:span text:style-name="Emphasis"><text:span text:style-name="T47">docker exec -it </text:span></text:span><text:span text:style-name="Source_20_Text"><text:span text:style-name="T48">niokr_archiv_PSQL_13.3</text:span></text:span><text:span text:style-name="Emphasis"><text:span text:style-name="T47"> </text:span></text:span><text:span text:style-name="Emphasis"><text:span text:style-name="T32">psql -U </text:span></text:span><text:span text:style-name="Emphasis"><text:span text:style-name="T33">evg</text:span></text:span><text:span text:style-name="Emphasis"><text:span text:style-name="T32"> -d niokrDB</text:span></text:span></text:p>
      <text:p text:style-name="P16"><text:span text:style-name="Emphasis"><text:span text:style-name="T24"/></text:span></text:p>
      <text:p text:style-name="P9"><text:span text:style-name="Emphasis"><text:span text:style-name="T6">https://habr.com/ru/articles/578744/</text:span></text:span></text:p>
      <text:p text:style-name="P1"><text:span text:style-name="Emphasis"><text:span text:style-name="T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Courier, monospace"/>
    <style:font-face style:name="Noto Sans" svg:font-family="'Noto Sans', Verdana, sans-serif"/>
    <style:font-face style:name="apple-system" svg:font-family="apple-system, BlinkMacSystemFont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4:31:58.775626664</meta:creation-date>
    <meta:generator>LibreOffice/6.4.7.2$Linux_X86_64 LibreOffice_project/40$Build-2</meta:generator>
    <dc:date>2024-02-16T21:57:44.876988510</dc:date>
    <meta:editing-duration>PT3H30M37S</meta:editing-duration>
    <meta:editing-cycles>34</meta:editing-cycles>
    <meta:document-statistic meta:table-count="0" meta:image-count="0" meta:object-count="0" meta:page-count="1" meta:paragraph-count="48" meta:word-count="558" meta:character-count="4367" meta:non-whitespace-character-count="3800"/>
  </office:meta>
</office:document-meta>
</file>